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11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Heading_20_1" style:list-style-name="WWNum2">
      <style:paragraph-properties fo:break-before="auto" fo:break-after="auto"/>
    </style:style>
    <style:style style:name="P1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/>
    </style:style>
    <style:style style:name="T1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aczyuw2yex2w"/><text:span text:style-name="T1">Aplicaciones Ofimáticas (Office Applications)</text:span><text:span text:style-name="T2"><text:line-break/></text:span><text:span text:style-name="T3">Unit 03. Glossary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2.png" text:anchor-type="char" svg:x="2.9925in" svg:y="0.5516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Octubre 2022</text:span></text:p>
      <text:p text:style-name="P5"><text:span text:style-name="T6">Unit 03. Glossary</text:span></text:p>
      <text:list xml:id="list720306143" text:style-name="WWNum2">
        <text:list-item>
          <text:p text:style-name="P14"><text:bookmark text:name="_dbh0n1vac4c8"/>Glossary</text:p>
        </text:list-item>
      </text:list>
      <text:list xml:id="list4003021739" text:style-name="WWNum1">
        <text:list-item>
          <text:p text:style-name="P10"><text:span text:style-name="T8">Subrayado y anotación</text:span></text:p>
          <text:list>
            <text:list-item>
              <text:p text:style-name="P11"><text:span text:style-name="T8">Underlining</text:span>: subrayado.</text:p>
            </text:list-item>
            <text:list-item>
              <text:p text:style-name="P11"><text:span text:style-name="T8">Strike-through</text:span>: subrayado tachado.</text:p>
            </text:list-item>
            <text:list-item>
              <text:p text:style-name="P11"><text:span text:style-name="T8">Highlighting: </text:span>anotado, marcado destacado (cuando marcas algo con un rotulador).</text:p>
            </text:list-item>
            <text:list-item>
              <text:p text:style-name="P11"><text:span text:style-name="T8">Add text: </text:span>añadir texto.</text:p>
            </text:list-item>
            <text:list-item>
              <text:p text:style-name="P11"><text:span text:style-name="T8">Online note: </text:span>nota que siempre es visible en el texto.</text:p>
            </text:list-item>
            <text:list-item>
              <text:p text:style-name="P11"><text:span text:style-name="T8">Pop-up note: </text:span>nota que solo es visible cuando se hace clic.</text:p>
            </text:list-item>
            <text:list-item>
              <text:p text:style-name="P11"><text:span text:style-name="T8">Arrows: </text:span>flechas.</text:p>
            </text:list-item>
            <text:list-item>
              <text:p text:style-name="P11"><text:span text:style-name="T8">Shapes: </text:span>formas geométricas.</text:p>
            </text:list-item>
            <text:list-item>
              <text:p text:style-name="P12"><text:span text:style-name="T8">Markdown documents</text:span>: documentos hechos con lenguajes de marca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nit 03. Glossary</text:span></text:p>
      </style:header>
      <style:footer>
        <text:p text:style-name="MP4"><text:span text:style-name="MT1">Aplicaciones Ofimáticas (Office Applications)<text:tab/><text:tab/>Unit 03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8" meta:word-count="104" meta:character-count="697" meta:non-whitespace-character-count="619"/>
    <meta:generator>LibreOfficeDev/6.0.5.2$Linux_X86_64 LibreOffice_project/</meta:generator>
  </office:meta>
</office:document-meta>
</file>